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90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<text:s/># Question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Donnée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éer la base de données "Centrale_Marseille"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éer la table Ecole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sérer une ligne dans la table Ecole </text:p>
          </table:table-cell>
          <table:table-cell table:style-name="ce1" office:value-type="string" calcext:value-type="string">
            <text:p>Central Marseille, Frédéric Fotiadu</text:p>
            <text:p/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réer la table Service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réer la requête sql pour inserer les services</text:p>
          </table:table-cell>
          <table:table-cell table:style-name="ce1" office:value-type="string" calcext:value-type="string">
            <text:p>Informatique, Enseignement, Scolarité, Gestion, Direction, RH, Relation Entrepise, Recherche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réer la table Batiment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réer la requête sql pour inserer les batiments</text:p>
          </table:table-cell>
          <table:table-cell table:style-name="ce1" office:value-type="string" calcext:value-type="string">
            <text:p>Pythagore, Euclide, Archimède, Copernic, Galilée, Képler, Descartes, Torricelli, Newton, Laplace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réer la Salle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nsérer les données du fichier salle.txt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réer la table Promo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sérer les donnes du fichier promo.txt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réer la table Personnel </text:p>
          </table:table-cell>
          <table:table-cell table:style-name="ce1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Insérer les données personnel.txt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réer la table Etudiant 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sérer les donnes du fichier etudiant.txt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equete pour counter le nombe total d'etudiants 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quete pour avoir l'age moyent des etudiants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quete pour lister les élèves de la promo "Passnum 2017"</text:p>
          </table:table-cell>
          <table:table-cell table:number-columns-repeated="102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quete pour counter le nombre d'élèves dans les promo 2017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quete pour counter le nombre d'élèves dans les promo 2016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equete pour counter le nombre d'élèves dans les promo 2015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réer la table Service_has_user</text:p>
          </table:table-cell>
          <table:table-cell table:number-columns-repeated="10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sérer les données service_user.txt dans la table Service_has_user <text:s/>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equete pour lister tout le personnel du service "Informatique"</text:p>
          </table:table-cell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quete pour compter le nombre de professeur</text:p>
          </table:table-cell>
          <table:table-cell table:number-columns-repeated="102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equete pour afficher les noms et prenoms de professeur de Mathématiques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5.1.0.3$Linux_X86_64 LibreOffice_project/</meta:generator>
  </office:meta>
</office:document-meta>
</file>